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First_20_line_20_indent">
      <style:text-properties style:font-name="Pudelinka" fo:font-size="28pt" officeooo:rsid="00839a27" officeooo:paragraph-rsid="00839a27" style:font-size-asian="28pt" style:font-size-complex="28pt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style:font-name="Pudelinka"/>
    </style:style>
    <style:style style:name="T3" style:family="text">
      <style:text-properties style:font-name="Pudelinka" fo:font-size="32pt" style:font-size-asian="32pt" style:font-size-complex="32pt"/>
    </style:style>
    <style:style style:name="T4" style:family="text">
      <style:text-properties style:font-name="Pudelinka" fo:font-size="26pt" style:font-size-asian="26pt" style:font-size-complex="26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С Рождеством! </text:span>🎄 <text:s/></text:p>
      <text:p text:style-name="P7">Пусть в доме будет тепло, в сердце — радость, а рядом — верные люди. Здоровья, мира и чуда! ✨</text:p>
      <text:p text:style-name="P7">Колядка</text:p>
      <text:p text:style-name="P7">В ночи зажглась звезда ясна, <text:s/></text:p>
      <text:p text:style-name="P7">Родился Спас — душа чиста. <text:s/></text:p>
      <text:p text:style-name="P7">Ангелы поют: «Христос с нами!» — <text:s/></text:p>
      <text:p text:style-name="P7">Мир, добро и свет — под небесами! 🌟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18:09.612321076</meta:creation-date>
    <dc:title>Default</dc:title>
    <meta:editing-cycles>2</meta:editing-cycles>
    <meta:editing-duration>PT25M38S</meta:editing-duration>
    <meta:generator>LibreOffice/7.6.7.2$Linux_X86_64 LibreOffice_project/60$Build-2</meta:generator>
    <dc:date>2025-12-13T12:43:47.604327850</dc:date>
    <meta:document-statistic meta:table-count="1" meta:image-count="0" meta:object-count="0" meta:page-count="1" meta:paragraph-count="17" meta:word-count="65" meta:character-count="330" meta:non-whitespace-character-count="269"/>
  </office:meta>
</office:document-meta>
</file>